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45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 office:value-type="string" calcext:value-type="string">
            <text:p>frac</text:p>
          </table:table-cell>
          <table:table-cell office:value-type="string" calcext:value-type="string">
            <text:p>half way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formula="of:=[.A2]/1023" office:value-type="float" office:value="0.782013685239492" calcext:value-type="float">
            <text:p>0.782013685239492</text:p>
          </table:table-cell>
          <table:table-cell table:formula="of:=[.B2]/1023" office:value-type="float" office:value="0.879765395894428" calcext:value-type="float">
            <text:p>0.879765395894428</text:p>
          </table:table-cell>
          <table:table-cell table:formula="of:=([.C2]+[.D2])/2" office:value-type="float" office:value="0.83088954056696" calcext:value-type="float">
            <text:p>0.830889540566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12 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*(1-[.E$2])/[.E$2]" office:value-type="float" office:value="0.203529411764706" calcext:value-type="float">
            <text:p>0.203529411764706</text:p>
          </table:table-cell>
          <table:table-cell table:formula="of:=[.A5]*[.E$2]/(1-[.E$2])" office:value-type="float" office:value="4.91329479768786" calcext:value-type="float">
            <text:p>4.91329479768786</text:p>
          </table:table-cell>
          <table:table-cell table:number-columns-repeated="1021"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A6]*(1-[.E$2])/[.E$2]" office:value-type="float" office:value="0.244235294117647" calcext:value-type="float">
            <text:p>0.244235294117647</text:p>
          </table:table-cell>
          <table:table-cell table:formula="of:=[.A6]*[.E$2]/(1-[.E$2])" office:value-type="float" office:value="5.89595375722543" calcext:value-type="float">
            <text:p>5.8959537572254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string" calcext:value-type="string">
            <text:p>a→d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A7]*(1-[.E$2])/[.E$2]" office:value-type="float" office:value="0.305294117647059" calcext:value-type="float">
            <text:p>0.305294117647059</text:p>
          </table:table-cell>
          <table:table-cell table:formula="of:=[.A7]*[.E$2]/(1-[.E$2])" office:value-type="float" office:value="7.36994219653179" calcext:value-type="float">
            <text:p>7.36994219653179</text:p>
          </table:table-cell>
          <table:table-cell table:number-columns-repeated="2"/>
          <table:table-cell table:formula="of:=33/(33+6.8)" office:value-type="float" office:value="0.829145728643216" calcext:value-type="float">
            <text:p>0.829145728643216</text:p>
          </table:table-cell>
          <table:table-cell table:style-name="ce5" table:formula="of:=[.F7]*1023" office:value-type="float" office:value="848.21608040201" calcext:value-type="float">
            <text:p>848</text:p>
          </table:table-cell>
          <table:table-cell table:number-columns-repeated="1017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8]*(1-[.E$2])/[.E$2]" office:value-type="float" office:value="0.366352941176471" calcext:value-type="float">
            <text:p>0.366352941176471</text:p>
          </table:table-cell>
          <table:table-cell table:formula="of:=[.A8]*[.E$2]/(1-[.E$2])" office:value-type="float" office:value="8.84393063583815" calcext:value-type="float">
            <text:p>8.84393063583815</text:p>
          </table:table-cell>
          <table:table-cell table:number-columns-repeated="1021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formula="of:=[.A9]*(1-[.E$2])/[.E$2]" office:value-type="float" office:value="0.447764705882353" calcext:value-type="float">
            <text:p>0.447764705882353</text:p>
          </table:table-cell>
          <table:table-cell table:style-name="ce2" table:formula="of:=[.A9]*[.E$2]/(1-[.E$2])" office:value-type="float" office:value="10.8092485549133" calcext:value-type="float">
            <text:p>10.8092485549133</text:p>
          </table:table-cell>
          <table:table-cell table:formula="of:=[.E$2]-10/([.A9]+10)" office:value-type="float" office:value="0.0112174094194188" calcext:value-type="float">
            <text:p>0.011217409419419</text:p>
          </table:table-cell>
          <table:table-cell table:number-columns-repeated="1020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A10]*(1-[.E$2])/[.E$2]" office:value-type="float" office:value="0.549529411764706" calcext:value-type="float">
            <text:p>0.549529411764706</text:p>
          </table:table-cell>
          <table:table-cell table:formula="of:=[.A10]*[.E$2]/(1-[.E$2])" office:value-type="float" office:value="13.2658959537572" calcext:value-type="float">
            <text:p>13.2658959537572</text:p>
          </table:table-cell>
          <table:table-cell table:number-columns-repeated="1021"/>
        </table:table-row>
        <table:table-row table:style-name="ro1">
          <table:table-cell table:style-name="ce3" office:value-type="float" office:value="3.3" calcext:value-type="float">
            <text:p>3.3</text:p>
          </table:table-cell>
          <table:table-cell table:style-name="ce3" table:formula="of:=[.A11]*(1-[.E$2])/[.E$2]" office:value-type="float" office:value="0.67164705882353" calcext:value-type="float">
            <text:p>0.67164705882353</text:p>
          </table:table-cell>
          <table:table-cell table:formula="of:=[.A11]*[.E$2]/(1-[.E$2])" office:value-type="float" office:value="16.2138728323699" calcext:value-type="float">
            <text:p>16.2138728323699</text:p>
          </table:table-cell>
          <table:table-cell table:style-name="ce4" table:formula="of:=[.E$2]-[.A11]/([.A11]+0.68)" office:value-type="float" office:value="0.00174381192374384" calcext:value-type="float">
            <text:p>0.001743811923744</text:p>
          </table:table-cell>
          <table:table-cell table:number-columns-repeated="1020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A12]*(1-[.E$2])/[.E$2]" office:value-type="float" office:value="0.793764705882353" calcext:value-type="float">
            <text:p>0.793764705882353</text:p>
          </table:table-cell>
          <table:table-cell table:formula="of:=[.A12]*[.E$2]/(1-[.E$2])" office:value-type="float" office:value="19.1618497109827" calcext:value-type="float">
            <text:p>19.1618497109827</text:p>
          </table:table-cell>
          <table:table-cell table:number-columns-repeated="1021"/>
        </table:table-row>
        <table:table-row table:style-name="ro1">
          <table:table-cell table:style-name="ce2" office:value-type="float" office:value="4.7" calcext:value-type="float">
            <text:p>4.7</text:p>
          </table:table-cell>
          <table:table-cell table:formula="of:=[.A13]*(1-[.E$2])/[.E$2]" office:value-type="float" office:value="0.956588235294118" calcext:value-type="float">
            <text:p>0.956588235294118</text:p>
          </table:table-cell>
          <table:table-cell table:style-name="ce2" table:formula="of:=[.A13]*[.E$2]/(1-[.E$2])" office:value-type="float" office:value="23.0924855491329" calcext:value-type="float">
            <text:p>23.0924855491329</text:p>
          </table:table-cell>
          <table:table-cell table:formula="of:=[.E$2]-22/([.A13]+22)" office:value-type="float" office:value="0.00691950311377632" calcext:value-type="float">
            <text:p>0.006919503113776</text:p>
          </table:table-cell>
          <table:table-cell table:number-columns-repeated="1020"/>
        </table:table-row>
        <table:table-row table:style-name="ro1">
          <table:table-cell table:style-name="ce2" office:value-type="float" office:value="5.6" calcext:value-type="float">
            <text:p>5.6</text:p>
          </table:table-cell>
          <table:table-cell table:formula="of:=[.A14]*(1-[.E$2])/[.E$2]" office:value-type="float" office:value="1.13976470588235" calcext:value-type="float">
            <text:p>1.13976470588235</text:p>
          </table:table-cell>
          <table:table-cell table:style-name="ce2" table:formula="of:=[.A14]*[.E$2]/(1-[.E$2])" office:value-type="float" office:value="27.514450867052" calcext:value-type="float">
            <text:p>27.514450867052</text:p>
          </table:table-cell>
          <table:table-cell table:formula="of:=[.E$2]-27/([.A14]+27)" office:value-type="float" office:value="0.00266868167125434" calcext:value-type="float">
            <text:p>0.002668681671254</text:p>
          </table:table-cell>
          <table:table-cell table:number-columns-repeated="1020"/>
        </table:table-row>
        <table:table-row table:style-name="ro1">
          <table:table-cell table:style-name="ce2" office:value-type="float" office:value="6.8" calcext:value-type="float">
            <text:p>6.8</text:p>
          </table:table-cell>
          <table:table-cell table:formula="of:=[.A15]*(1-[.E$2])/[.E$2]" office:value-type="float" office:value="1.384" calcext:value-type="float">
            <text:p>1.384</text:p>
          </table:table-cell>
          <table:table-cell table:style-name="ce2" table:formula="of:=[.A15]*[.E$2]/(1-[.E$2])" office:value-type="float" office:value="33.4104046242774" calcext:value-type="float">
            <text:p>33.4104046242774</text:p>
          </table:table-cell>
          <table:table-cell table:style-name="ce4" table:formula="of:=[.E$2]-33/([.A15]+33)" office:value-type="float" office:value="0.00174381192374373" calcext:value-type="float">
            <text:p>0.001743811923744</text:p>
          </table:table-cell>
          <table:table-cell table:number-columns-repeated="1020"/>
        </table:table-row>
        <table:table-row table:style-name="ro1">
          <table:table-cell office:value-type="float" office:value="8.2" calcext:value-type="float">
            <text:p>8.2</text:p>
          </table:table-cell>
          <table:table-cell table:formula="of:=[.A16]*(1-[.E$2])/[.E$2]" office:value-type="float" office:value="1.66894117647059" calcext:value-type="float">
            <text:p>1.66894117647059</text:p>
          </table:table-cell>
          <table:table-cell table:formula="of:=[.A16]*[.E$2]/(1-[.E$2])" office:value-type="float" office:value="40.2890173410404" calcext:value-type="float">
            <text:p>40.2890173410404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5:49:27.027038750</meta:creation-date>
    <dc:date>2020-05-21T17:39:26.707397255</dc:date>
    <meta:editing-duration>PT1H29M36S</meta:editing-duration>
    <meta:editing-cycles>7</meta:editing-cycles>
    <meta:generator>LibreOffice/6.0.7.3$Linux_X86_64 LibreOffice_project/00m0$Build-3</meta:generator>
    <meta:document-statistic meta:table-count="1" meta:cell-count="56" meta:object-count="0"/>
  </office:meta>
</office:document-meta>
</file>